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1.405cm" svg:y="3.875cm">
          <text:p text:style-name="P1"><text:span text:style-name="T1">Parse</text:span></text:p>
          <text:p text:style-name="P1"><text:span text:style-name="T1">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089cm" svg:height="2.539cm" svg:x="8.066cm" svg:y="3.876cm">
          <text:p text:style-name="P1"><text:span text:style-name="T1">Transform to</text:span></text:p>
          <text:p text:style-name="P1"><text:span text:style-name="T1">Mirah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089cm" svg:height="2.539cm" svg:x="15.005cm" svg:y="3.877cm">
          <text:p text:style-name="P1"><text:span text:style-name="T1">Inf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089cm" svg:height="2.539cm" svg:x="21.943cm" svg:y="3.878cm">
          <text:p text:style-name="P1"><text:span text:style-name="T1">Generate </text:span></text:p>
          <text:p text:style-name="P1"><text:span text:style-name="T1">Nativ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81cm" svg:height="2.54cm" svg:x="1.406cm" svg:y="12.875cm">
          <text:p text:style-name="P1"><text:span text:style-name="T1">Parse</text:span></text:p>
          <text:p text:style-name="P1"><text:span text:style-name="T1">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089cm" svg:height="2.539cm" svg:x="8.068cm" svg:y="12.876cm">
          <text:p text:style-name="P1"><text:span text:style-name="T1">Transform to</text:span></text:p>
          <text:p text:style-name="P1"><text:span text:style-name="T1">Mirah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089cm" svg:height="2.539cm" svg:x="15.038cm" svg:y="12.877cm">
          <text:p text:style-name="P1"><text:span text:style-name="T1">Inf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4.089cm" svg:height="2.539cm" svg:x="21.958cm" svg:y="12.878cm">
          <text:p text:style-name="P1"><text:span text:style-name="T1">Generate </text:span></text:p>
          <text:p text:style-name="P1"><text:span text:style-name="T1">Nativ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175cm" svg:height="2.108cm" svg:x="1.724cm" svg:y="9.375cm">
          <text:p text:style-name="P1"><text:span text:style-name="T2">Ruby +</text:span></text:p>
          <text:p text:style-name="P1"><text:span text:style-name="T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3.175cm" svg:height="1.981cm" svg:x="8.525cm" svg:y="9.376cm">
          <text:p text:style-name="P1"><text:span text:style-name="T2">Ruby AST</text:span></text:p>
          <text:p text:style-name="P1"><text:span text:style-name="T2">+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3.175cm" svg:height="1.981cm" svg:x="15.495cm" svg:y="9.377cm">
          <text:p text:style-name="P1"><text:span text:style-name="T2">Untyped</text:span></text:p>
          <text:p text:style-name="P1"><text:span text:style-name="T2">Mirah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3.175cm" svg:height="1.981cm" svg:x="22.415cm" svg:y="9.378cm">
          <text:p text:style-name="P1"><text:span text:style-name="T2">Typed</text:span></text:p>
          <text:p text:style-name="P1"><text:span text:style-name="T2">Mirah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175cm" svg:height="2.108cm" svg:x="1.724cm" svg:y="16.676cm">
          <text:p text:style-name="P1"><text:span text:style-name="T2">Ruby AST</text:span></text:p>
          <text:p text:style-name="P1"><text:span text:style-name="T2">+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3.175cm" svg:height="1.981cm" svg:x="8.525cm" svg:y="16.677cm">
          <text:p text:style-name="P1"><text:span text:style-name="T2">Untyped</text:span></text:p>
          <text:p text:style-name="P1"><text:span text:style-name="T2">Mirah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3.175cm" svg:height="1.981cm" svg:x="15.495cm" svg:y="16.677cm">
          <text:p text:style-name="P1"><text:span text:style-name="T2">Typed</text:span></text:p>
          <text:p text:style-name="P1"><text:span text:style-name="T2">Mirah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3.175cm" svg:height="1.981cm" svg:x="22.415cm" svg:y="16.677cm">
          <text:p text:style-name="P1"><text:span text:style-name="T2">Platfrom </text:span></text:p>
          <text:p text:style-name="P1"><text:span text:style-name="T2">Nativ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15cm" svg:y1="5.145cm" svg:x2="8.066cm" svg:y2="5.145cm" draw:start-shape="id1" draw:start-glue-point="1" draw:end-shape="id2" draw:end-glue-point="3" svg:d="m5215 5145h2851">
          <text:p/>
        </draw:connector>
        <draw:connector draw:style-name="gr3" draw:text-style-name="P1" draw:layer="layout" svg:x1="12.155cm" svg:y1="5.145cm" svg:x2="15.005cm" svg:y2="5.146cm" draw:start-shape="id2" draw:start-glue-point="1" draw:end-shape="id3" draw:end-glue-point="3" svg:d="m12155 5145h1425v1h1425">
          <text:p/>
        </draw:connector>
        <draw:connector draw:style-name="gr3" draw:text-style-name="P1" draw:layer="layout" svg:x1="19.094cm" svg:y1="5.146cm" svg:x2="21.943cm" svg:y2="5.147cm" draw:start-shape="id3" draw:start-glue-point="1" draw:end-shape="id4" draw:end-glue-point="3" svg:d="m19094 5146h1424v1h1425">
          <text:p/>
        </draw:connector>
        <draw:connector draw:style-name="gr3" draw:text-style-name="P1" draw:layer="layout" svg:x1="5.216cm" svg:y1="14.145cm" svg:x2="8.068cm" svg:y2="14.145cm" draw:start-shape="id5" draw:start-glue-point="1" draw:end-shape="id6" draw:end-glue-point="3" svg:d="m5216 14145h2852">
          <text:p/>
        </draw:connector>
        <draw:connector draw:style-name="gr3" draw:text-style-name="P1" draw:layer="layout" svg:x1="12.157cm" svg:y1="14.145cm" svg:x2="15.038cm" svg:y2="14.146cm" draw:start-shape="id6" draw:start-glue-point="1" draw:end-shape="id7" draw:end-glue-point="3" svg:d="m12157 14145h1440v1h1441">
          <text:p/>
        </draw:connector>
        <draw:connector draw:style-name="gr3" draw:text-style-name="P1" draw:layer="layout" svg:x1="19.127cm" svg:y1="14.146cm" svg:x2="21.958cm" svg:y2="14.147cm" draw:start-shape="id7" draw:end-shape="id8" draw:end-glue-point="3" svg:d="m19127 14146h1415v1h1416">
          <text:p/>
        </draw:connector>
        <draw:connector draw:style-name="gr3" draw:text-style-name="P1" draw:layer="layout" svg:x1="3.311cm" svg:y1="11.483cm" svg:x2="3.311cm" svg:y2="12.875cm" draw:start-shape="id9" draw:start-glue-point="2" draw:end-shape="id5" draw:end-glue-point="0" svg:d="m3311 11483v1392">
          <text:p/>
        </draw:connector>
        <draw:connector draw:style-name="gr3" draw:text-style-name="P1" draw:layer="layout" svg:x1="3.311cm" svg:y1="15.415cm" svg:x2="3.311cm" svg:y2="16.676cm" draw:start-shape="id5" draw:start-glue-point="2" draw:end-shape="id10" svg:d="m3311 15415v1261">
          <text:p/>
        </draw:connector>
        <draw:connector draw:style-name="gr3" draw:text-style-name="P1" draw:layer="layout" svg:x1="17.082cm" svg:y1="11.358cm" svg:x2="17.082cm" svg:y2="12.877cm" draw:start-shape="id11" draw:start-glue-point="2" draw:end-shape="id7" draw:end-glue-point="0" svg:d="m17082 11358v1519">
          <text:p/>
        </draw:connector>
        <draw:connector draw:style-name="gr3" draw:text-style-name="P1" draw:layer="layout" svg:x1="17.082cm" svg:y1="15.416cm" svg:x2="17.082cm" svg:y2="16.677cm" draw:start-shape="id7" draw:start-glue-point="2" draw:end-shape="id12" draw:end-glue-point="0" svg:d="m17082 15416v1261">
          <text:p/>
        </draw:connector>
        <draw:connector draw:style-name="gr3" draw:text-style-name="P1" draw:layer="layout" svg:x1="24.002cm" svg:y1="11.359cm" svg:x2="24.002cm" svg:y2="12.878cm" draw:start-shape="id13" draw:end-shape="id8" draw:end-glue-point="0" svg:d="m24002 11359v1519">
          <text:p/>
        </draw:connector>
        <draw:connector draw:style-name="gr3" draw:text-style-name="P1" draw:layer="layout" svg:x1="24.002cm" svg:y1="15.417cm" svg:x2="24.002cm" svg:y2="16.677cm" draw:start-shape="id8" draw:start-glue-point="2" draw:end-shape="id14" draw:end-glue-point="0" svg:d="m24002 15417v1260">
          <text:p/>
        </draw:connector>
        <draw:connector draw:style-name="gr3" draw:text-style-name="P1" draw:layer="layout" svg:x1="10.112cm" svg:y1="11.357cm" svg:x2="10.112cm" svg:y2="12.876cm" draw:start-shape="id15" draw:start-glue-point="2" draw:end-shape="id6" draw:end-glue-point="0" svg:d="m10112 11357v1519">
          <text:p/>
        </draw:connector>
        <draw:connector draw:style-name="gr3" draw:text-style-name="P1" draw:layer="layout" svg:x1="10.112cm" svg:y1="15.415cm" svg:x2="10.112cm" svg:y2="16.677cm" draw:start-shape="id6" draw:start-glue-point="2" draw:end-shape="id16" draw:end-glue-point="0" svg:d="m10112 15415v1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9-06T16:01:47</meta:creation-date>
    <dc:date>2011-09-06T16:19:19</dc:date>
    <dc:creator>Hamlet D'Arcy</dc:creator>
    <meta:editing-duration>PT14M36S</meta:editing-duration>
    <meta:editing-cycles>10</meta:editing-cycles>
    <meta:generator>LibreOffice/3.3$Unix LibreOffice_project/330m19$Build-202</meta:generator>
    <meta:document-statistic meta:object-count="30"/>
  </office:meta>
</office:document-meta>
</file>